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3000003257E5243A1.png"/>
  <manifest:file-entry manifest:media-type="image/png" manifest:full-path="Pictures/100000000000041C000001EDB4F0EF30.png"/>
  <manifest:file-entry manifest:media-type="image/png" manifest:full-path="Pictures/100000000000044B000001AF14075DDF.png"/>
  <manifest:file-entry manifest:media-type="image/png" manifest:full-path="Pictures/10000000000002870000008A3E39170C.png"/>
  <manifest:file-entry manifest:media-type="image/png" manifest:full-path="Pictures/10000000000003BA000001D815D08538.png"/>
  <manifest:file-entry manifest:media-type="image/png" manifest:full-path="Pictures/100000000000040E0000020BEA50D814.png"/>
  <manifest:file-entry manifest:media-type="image/png" manifest:full-path="Pictures/100000000000059C000002CCE2ECF92E.png"/>
  <manifest:file-entry manifest:media-type="image/png" manifest:full-path="Pictures/10000000000005940000021098846213.png"/>
  <manifest:file-entry manifest:media-type="image/png" manifest:full-path="Pictures/10000000000003E8000002252B52008D.png"/>
  <manifest:file-entry manifest:media-type="image/png" manifest:full-path="Pictures/10000000000003FE00000285123207E3.png"/>
  <manifest:file-entry manifest:media-type="image/png" manifest:full-path="Pictures/100000000000042A0000025B5ED6843A.png"/>
  <manifest:file-entry manifest:media-type="image/png" manifest:full-path="Pictures/100000000000053A000002B6D1BE60C9.png"/>
  <manifest:file-entry manifest:media-type="image/png" manifest:full-path="Pictures/1000000000000565000001AEC702CA60.png"/>
  <manifest:file-entry manifest:media-type="image/png" manifest:full-path="Pictures/1000000000000559000001783FEE3AD7.png"/>
  <manifest:file-entry manifest:media-type="image/png" manifest:full-path="Pictures/10000000000003D90000026A5CDF5E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00cccc"/>
    </style:style>
    <style:style style:name="P2" style:family="paragraph" style:parent-style-name="Standard">
      <style:text-properties fo:background-color="#00cc33"/>
    </style:style>
    <style:style style:name="P3" style:family="paragraph" style:parent-style-name="Standard">
      <style:text-properties fo:color="#800000" fo:background-color="#00cc33"/>
    </style:style>
    <style:style style:name="P4" style:family="paragraph" style:parent-style-name="Standard">
      <style:text-properties fo:background-color="#00cccc"/>
    </style:style>
    <style:style style:name="T1" style:family="text">
      <style:text-properties fo:background-color="#00cc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width="17cm" svg:height="9.615cm" draw:z-index="1"><draw:image xlink:href="Pictures/100000000000042A0000025B5ED6843A.png" xlink:type="simple" xlink:show="embed" xlink:actuate="onLoad"/></draw:frame><draw:frame draw:style-name="fr1" draw:name="gráficos1" text:anchor-type="paragraph" svg:width="17cm" svg:height="6.285cm" draw:z-index="0"><draw:image xlink:href="Pictures/10000000000005940000021098846213.png" xlink:type="simple" xlink:show="embed" xlink:actuate="onLoad"/></draw:frame></text:p>
      <text:p text:style-name="Standard"/>
      <text:p text:style-name="Standard"/>
      <text:p text:style-name="P3">GET POR ID</text:p>
      <text:p text:style-name="Standard"/>
      <text:p text:style-name="Standard"/>
      <text:p text:style-name="Standard"><draw:frame draw:style-name="fr2" draw:name="gráficos3" text:anchor-type="paragraph" svg:width="17cm" svg:height="7.966cm" draw:z-index="2"><draw:image xlink:href="Pictures/100000000000041C000001EDB4F0EF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GET POR NAME</text:p>
      <text:p text:style-name="Standard"><draw:frame draw:style-name="fr2" draw:name="gráficos5" text:anchor-type="paragraph" svg:width="17cm" svg:height="8.565cm" draw:z-index="4"><draw:image xlink:href="Pictures/100000000000040E0000020BEA50D814.png" xlink:type="simple" xlink:show="embed" xlink:actuate="onLoad"/></draw:frame><draw:frame draw:style-name="fr2" draw:name="gráficos4" text:anchor-type="paragraph" svg:width="17cm" svg:height="10.728cm" draw:z-index="3"><draw:image xlink:href="Pictures/10000000000003FE00000285123207E3.png" xlink:type="simple" xlink:show="embed" xlink:actuate="onLoad"/></draw:frame></text:p>
      <text:p text:style-name="Standard"/>
      <text:p text:style-name="P2">DELETE</text:p>
      <text:p text:style-name="Standard"><draw:frame draw:style-name="fr3" draw:name="gráficos6" text:anchor-type="paragraph" svg:width="17cm" svg:height="8.41cm" draw:z-index="5"><draw:image xlink:href="Pictures/10000000000003BA000001D815D0853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UT</text:p>
      <text:p text:style-name="Standard"><draw:frame draw:style-name="fr2" draw:name="gráficos8" text:anchor-type="paragraph" svg:width="17cm" svg:height="10.664cm" draw:z-index="7"><draw:image xlink:href="Pictures/10000000000003D90000026A5CDF5E98.png" xlink:type="simple" xlink:show="embed" xlink:actuate="onLoad"/></draw:frame><draw:frame draw:style-name="fr2" draw:name="gráficos7" text:anchor-type="paragraph" svg:width="17cm" svg:height="9.333cm" draw:z-index="6"><draw:image xlink:href="Pictures/10000000000003E8000002252B5200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WAGGER</text:p>
      <text:p text:style-name="Standard"><draw:frame draw:style-name="fr3" draw:name="gráficos9" text:anchor-type="paragraph" svg:width="17cm" svg:height="9.379cm" draw:z-index="8"><draw:image xlink:href="Pictures/10000000000005B3000003257E5243A1.png" xlink:type="simple" xlink:show="embed" xlink:actuate="onLoad"/></draw:frame></text:p>
      <text:p text:style-name="Standard"><draw:frame draw:style-name="fr1" draw:name="gráficos15" text:anchor-type="paragraph" svg:width="17cm" svg:height="4.669cm" draw:z-index="14"><draw:image xlink:href="Pictures/1000000000000559000001783FEE3A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SERVICIO ADMIN</text:span></text:p>
      <text:p text:style-name="Standard"/>
      <text:p text:style-name="Standard"><draw:frame draw:style-name="fr1" draw:name="gráficos14" text:anchor-type="paragraph" svg:width="17cm" svg:height="5.292cm" draw:z-index="13"><draw:image xlink:href="Pictures/1000000000000565000001AEC702CA60.png" xlink:type="simple" xlink:show="embed" xlink:actuate="onLoad"/></draw:frame></text:p>
      <text:p text:style-name="Standard"><draw:frame draw:style-name="fr3" draw:name="gráficos10" text:anchor-type="paragraph" svg:width="17cm" svg:height="8.818cm" draw:z-index="9"><draw:image xlink:href="Pictures/100000000000053A000002B6D1BE60C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1">SECURITY</text:span></text:p>
      <text:p text:style-name="P2"/>
      <text:p text:style-name="P2"><draw:frame draw:style-name="fr2" draw:name="gráficos11" text:anchor-type="paragraph" svg:width="17cm" svg:height="3.625cm" draw:z-index="10"><draw:image xlink:href="Pictures/10000000000002870000008A3E39170C.png" xlink:type="simple" xlink:show="embed" xlink:actuate="onLoad"/></draw:frame></text:p>
      <text:p text:style-name="P2"/>
      <text:p text:style-name="P2"><draw:frame draw:style-name="fr2" draw:name="gráficos12" text:anchor-type="paragraph" svg:width="17cm" svg:height="6.666cm" draw:z-index="11"><draw:image xlink:href="Pictures/100000000000044B000001AF14075DDF.png" xlink:type="simple" xlink:show="embed" xlink:actuate="onLoad"/></draw:frame></text:p>
      <text:p text:style-name="P2"/>
      <text:p text:style-name="P2"><draw:frame draw:style-name="fr2" draw:name="gráficos13" text:anchor-type="paragraph" svg:width="17cm" svg:height="8.475cm" draw:z-index="12"><draw:image xlink:href="Pictures/100000000000059C000002CCE2ECF9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ego Negri Torrubia</meta:initial-creator>
    <meta:creation-date>2022-06-29T09:09:27.60</meta:creation-date>
    <dc:date>2022-07-01T14:55:34.46</dc:date>
    <dc:creator>Diego Negri Torrubia</dc:creator>
    <meta:editing-duration>PT2H8M20S</meta:editing-duration>
    <meta:editing-cycles>12</meta:editing-cycles>
    <meta:generator>OpenOffice/4.1.3$Win32 OpenOffice.org_project/413m1$Build-9783</meta:generator>
    <meta:document-statistic meta:table-count="0" meta:image-count="15" meta:object-count="0" meta:page-count="6" meta:paragraph-count="7" meta:word-count="12" meta:character-count="60"/>
  </office:meta>
</office:document-meta>
</file>